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Verdana" svg:font-family="Verdana, Geneva, Arial, Helvetica, 'San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8a8be" officeooo:paragraph-rsid="0018a8be"/>
    </style:style>
    <style:style style:name="P2" style:family="paragraph" style:parent-style-name="Text_20_body">
      <style:text-properties officeooo:rsid="0018a8be" officeooo:paragraph-rsid="002ee5c9"/>
    </style:style>
    <style:style style:name="P3" style:family="paragraph" style:parent-style-name="Text_20_body">
      <style:text-properties officeooo:rsid="0018d42d" officeooo:paragraph-rsid="0018d42d"/>
    </style:style>
    <style:style style:name="P4" style:family="paragraph" style:parent-style-name="Text_20_body">
      <style:text-properties officeooo:rsid="001ac175" officeooo:paragraph-rsid="001ac175"/>
    </style:style>
    <style:style style:name="P5" style:family="paragraph" style:parent-style-name="Heading_20_1">
      <style:paragraph-properties fo:text-align="center" style:justify-single-word="false"/>
      <style:text-properties officeooo:rsid="0030ee5f" officeooo:paragraph-rsid="0030ee5f"/>
    </style:style>
    <style:style style:name="P6" style:family="paragraph" style:parent-style-name="Text_20_body">
      <style:text-properties officeooo:rsid="0030ee5f" officeooo:paragraph-rsid="0030ee5f"/>
    </style:style>
    <style:style style:name="P7" style:family="paragraph" style:parent-style-name="Text_20_body">
      <style:text-properties officeooo:rsid="001db8df" officeooo:paragraph-rsid="0034a07c"/>
    </style:style>
    <style:style style:name="P8" style:family="paragraph" style:parent-style-name="Text_20_body">
      <style:text-properties officeooo:rsid="0032485f" officeooo:paragraph-rsid="0032485f"/>
    </style:style>
    <style:style style:name="P9" style:family="paragraph" style:parent-style-name="Text_20_body" style:list-style-name="L4">
      <style:text-properties officeooo:paragraph-rsid="0032485f"/>
    </style:style>
    <style:style style:name="P10" style:family="paragraph" style:parent-style-name="Text_20_body" style:list-style-name="L4">
      <style:text-properties officeooo:rsid="0034a07c" officeooo:paragraph-rsid="0036ad37"/>
    </style:style>
    <style:style style:name="P11" style:family="paragraph" style:parent-style-name="Text_20_body" style:list-style-name="L4">
      <style:text-properties officeooo:rsid="0035bcf7" officeooo:paragraph-rsid="0036ad37"/>
    </style:style>
    <style:style style:name="P12" style:family="paragraph" style:parent-style-name="Text_20_body" style:list-style-name="L5">
      <style:text-properties officeooo:rsid="0037c409" officeooo:paragraph-rsid="0037c409"/>
    </style:style>
    <style:style style:name="P13" style:family="paragraph" style:parent-style-name="Text_20_body">
      <style:text-properties officeooo:rsid="0037c409" officeooo:paragraph-rsid="0037c409"/>
    </style:style>
    <style:style style:name="P14" style:family="paragraph" style:parent-style-name="Text_20_body">
      <style:text-properties officeooo:rsid="001ac175" officeooo:paragraph-rsid="001ac175"/>
    </style:style>
    <style:style style:name="P15" style:family="paragraph" style:parent-style-name="Text_20_body" style:list-style-name="L5">
      <style:text-properties officeooo:rsid="00393a02" officeooo:paragraph-rsid="00393a02"/>
    </style:style>
    <style:style style:name="P16" style:family="paragraph" style:parent-style-name="Text_20_body" style:list-style-name="L5">
      <style:text-properties officeooo:rsid="003aec67" officeooo:paragraph-rsid="003aec67"/>
    </style:style>
    <style:style style:name="P17" style:family="paragraph" style:parent-style-name="Text_20_body">
      <style:text-properties officeooo:rsid="003b226c" officeooo:paragraph-rsid="003b226c"/>
    </style:style>
    <style:style style:name="P18" style:family="paragraph" style:parent-style-name="Text_20_body">
      <style:text-properties officeooo:rsid="003d7b2f" officeooo:paragraph-rsid="003d7b2f"/>
    </style:style>
    <style:style style:name="P19" style:family="paragraph" style:parent-style-name="Text_20_body">
      <style:text-properties officeooo:rsid="003ee2b9" officeooo:paragraph-rsid="003ee2b9"/>
    </style:style>
    <style:style style:name="T1" style:family="text">
      <style:text-properties fo:font-weight="bold" style:font-weight-asian="bold" style:font-weight-complex="bold"/>
    </style:style>
    <style:style style:name="T2" style:family="text">
      <style:text-properties officeooo:rsid="0032485f"/>
    </style:style>
    <style:style style:name="T3" style:family="text">
      <style:text-properties officeooo:rsid="00393a02"/>
    </style:style>
    <style:style style:name="T4" style:family="text">
      <style:text-properties officeooo:rsid="003b226c"/>
    </style:style>
    <style:style style:name="T5" style:family="text">
      <style:text-properties officeooo:rsid="003c7aaf"/>
    </style:style>
    <style:style style:name="T6" style:family="text">
      <style:text-properties officeooo:rsid="00401c9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Depth of Field</text:h>
      <text:p text:style-name="P2"><text:span text:style-name="T1">Project Objective</text:span> – </text:p>
      <text:p text:style-name="P6">Depth of filed is an effect in photography by which only the objects which are in focus of the camera lens will appear sharp and other objects will appear blurry. Our project objective is to simulate this effect. We will implement several techniques to achieve this and make comparisions among these techniques.</text:p>
      <text:p text:style-name="P1"/>
      <text:p text:style-name="P3"><text:span text:style-name="T1">Technical Approach</text:span> - </text:p>
      <text:p text:style-name="P8">There are several techniques available for Depth of Field. We will implement the below techniques:</text:p>
      <text:list xml:id="list8799114317169541615" text:style-name="L4">
        <text:list-item>
          <text:p text:style-name="P9"><text:span text:style-name="T2">Distributing traced rays across the surface of a (nonpinhole) lens (Cook et al. 1984)</text:span></text:p>
          <text:list>
            <text:list-item>
              <text:p text:style-name="P10"><text:a xlink:type="simple" xlink:href="http://gec.di.uminho.pt/DISCIP/MCGAV/ifr0405/Artigos/Cook-DistributedRayTracing.pdf" text:style-name="Internet_20_link" text:visited-style-name="Visited_20_Internet_20_Link">http://gec.di.uminho.pt/DISCIP/MCGAV/ifr0405/Artigos/Cook-DistributedRayTracing.pdf</text:a></text:p>
            </text:list-item>
          </text:list>
        </text:list-item>
        <text:list-item>
          <text:p text:style-name="P9"><text:span text:style-name="T2">Rendering from multiple cameras—also called the accumulation-buffer technique (Haeberli and Akeley 1990)</text:span></text:p>
          <text:list>
            <text:list-item>
              <text:p text:style-name="P10"><text:a xlink:type="simple" xlink:href="http://graphics.stanford.edu/courses/cs248-02/haeberli-akeley-accumulation-buffer-sig90.pdf" text:style-name="Internet_20_link" text:visited-style-name="Visited_20_Internet_20_Link">http://graphics.stanford.edu/courses/cs248-02/haeberli-akeley-accumulation-buffer-sig90.pdf</text:a></text:p>
            </text:list-item>
          </text:list>
        </text:list-item>
        <text:list-item>
          <text:p text:style-name="P9"><text:span text:style-name="T2">Reverse-mapped z-buffer techniques (Arce and Wloka 2002, Demers 2003)</text:span></text:p>
          <text:list>
            <text:list-item>
              <text:p text:style-name="P11"><text:a xlink:type="simple" xlink:href="http://www.ccs.neu.edu/home/futrelle/teaching/csg140sp2004/docs/GDC2002_InGameSpecialEffects.pdf" text:style-name="Internet_20_link" text:visited-style-name="Visited_20_Internet_20_Link">http://www.ccs.neu.edu/home/futrelle/teaching/csg140sp2004/docs/GDC2002_InGameSpecialEffects.pdf</text:a></text:p>
            </text:list-item>
          </text:list>
        </text:list-item>
      </text:list>
      <text:p text:style-name="P7"/>
      <text:p text:style-name="P4"><text:span text:style-name="T1">Task Breakdown</text:span> - </text:p>
      <text:p text:style-name="P13">Main Task:</text:p>
      <text:list xml:id="list8995436690946791427" text:style-name="L5">
        <text:list-item>
          <text:p text:style-name="P12">Implementing Depth of Field techniques <text:span text:style-name="T4">(Task 1)</text:span></text:p>
          <text:list>
            <text:list-item>
              <text:p text:style-name="P15">Formulating models</text:p>
            </text:list-item>
            <text:list-item>
              <text:p text:style-name="P12">Implementing OpenGL Shaders</text:p>
            </text:list-item>
          </text:list>
        </text:list-item>
        <text:list-item>
          <text:p text:style-name="P12">Simulation of <text:span text:style-name="T3">r</text:span>esults of different techniques <text:span text:style-name="T4">(Task 2)</text:span></text:p>
          <text:list>
            <text:list-item>
              <text:p text:style-name="P15">Setting of models in the scene</text:p>
            </text:list-item>
            <text:list-item>
              <text:p text:style-name="P15">Changing different parameters of camera setting</text:p>
            </text:list-item>
            <text:list-item>
              <text:p text:style-name="P15">Generating Images and Animations</text:p>
            </text:list-item>
          </text:list>
        </text:list-item>
        <text:list-item>
          <text:p text:style-name="P12">Comparision and Improvement of different techniques <text:span text:style-name="T4">(Task 3)</text:span></text:p>
          <text:list>
            <text:list-item>
              <text:p text:style-name="P16">Comparing different areas of the images</text:p>
            </text:list-item>
          </text:list>
        </text:list-item>
      </text:list>
      <text:p text:style-name="P13"/>
      <text:p text:style-name="P4"><text:span text:style-name="T1">Proposed Schedule of Task Completion</text:span> - </text:p>
      <text:p text:style-name="P17">April 1 – April 12 – <text:span text:style-name="T5">Task 1</text:span></text:p>
      <text:p text:style-name="P18">April 13 – April 20 – Task 2</text:p>
      <text:p text:style-name="P18">April 21 – April 27 – Task 3</text:p>
      <text:p text:style-name="P4"><text:soft-page-break/></text:p>
      <text:p text:style-name="P4"><text:span text:style-name="T1">Expected Results</text:span> - </text:p>
      <text:p text:style-name="P19">We will have shaders for the three techniques of Depth of Field implemented using OpenGL. We will have results of different techniques in image form and animation form and detailed comparision among them. <text:span text:style-name="T6">We will also create a website for the project and all the details posted to the websi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Verdana" svg:font-family="Verdana, Geneva, Arial, Helvetica, 'San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6M1S</meta:editing-duration>
    <meta:editing-cycles>42</meta:editing-cycles>
    <meta:generator>LibreOffice/4.3.4.1$Windows_x86 LibreOffice_project/bc356b2f991740509f321d70e4512a6a54c5f243</meta:generator>
    <dc:date>2015-03-29T13:30:19.421000000</dc:date>
    <meta:document-statistic meta:table-count="0" meta:image-count="0" meta:object-count="0" meta:page-count="2" meta:paragraph-count="28" meta:word-count="261" meta:character-count="1822" meta:non-whitespace-character-count="1593"/>
    <meta:user-defined meta:name="Info 1"/>
    <meta:user-defined meta:name="Info 2"/>
    <meta:user-defined meta:name="Info 3"/>
    <meta:user-defined meta:name="Info 4"/>
  </office:meta>
</office:document-meta>
</file>